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text-align="end" style:justify-single-word="false"/>
    </style:style>
    <style:style style:name="P2" style:family="paragraph" style:parent-style-name="Standard">
      <style:paragraph-properties fo:margin-top="0in" fo:margin-bottom="0in" loext:contextual-spacing="false" fo:text-align="end" style:justify-single-word="false"/>
      <style:text-properties fo:font-size="8pt" style:font-size-asian="8pt" style:font-size-complex="8pt"/>
    </style:style>
    <style:style style:name="P3" style:family="paragraph" style:parent-style-name="Standard">
      <style:paragraph-properties fo:margin-top="0in" fo:margin-bottom="0in" loext:contextual-spacing="false"/>
      <style:text-properties style:text-underline-style="solid" style:text-underline-width="auto" style:text-underline-color="font-color" officeooo:paragraph-rsid="00126edc"/>
    </style:style>
    <style:style style:name="P4" style:family="paragraph" style:parent-style-name="Standard">
      <style:paragraph-properties fo:margin-top="0in" fo:margin-bottom="0in" loext:contextual-spacing="false"/>
      <style:text-properties fo:color="#1155cc" style:text-underline-style="solid" style:text-underline-width="auto" style:text-underline-color="font-color" officeooo:paragraph-rsid="00126edc"/>
    </style:style>
    <style:style style:name="P5" style:family="paragraph" style:parent-style-name="Text_20_body">
      <style:paragraph-properties fo:margin-top="0in" fo:margin-bottom="0in" loext:contextual-spacing="false"/>
      <style:text-properties fo:font-variant="normal" fo:text-transform="none" fo:color="#000000" style:font-name="Arial2" fo:font-size="11pt" fo:font-style="normal" style:text-underline-style="solid" style:text-underline-width="auto" style:text-underline-color="font-color" fo:font-weight="normal" officeooo:paragraph-rsid="00126edc" fo:background-color="transparent"/>
    </style:style>
    <style:style style:name="P6" style:family="paragraph" style:parent-style-name="Text_20_body">
      <style:paragraph-properties fo:margin-top="0in" fo:margin-bottom="0in" loext:contextual-spacing="false"/>
      <style:text-properties fo:color="#1155cc" style:text-underline-style="solid" style:text-underline-width="auto" style:text-underline-color="font-color" fo:font-weight="normal" officeooo:paragraph-rsid="00126edc"/>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style>
    <style:style style:name="P9" style:family="paragraph" style:parent-style-name="Heading_20_1">
      <style:paragraph-properties fo:margin-top="0in" fo:margin-bottom="0in" loext:contextual-spacing="false" fo:line-height="120%"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P10" style:family="paragraph" style:parent-style-name="Standard" style:master-page-name="Standard">
      <style:paragraph-properties fo:margin-top="0in" fo:margin-bottom="0in" loext:contextual-spacing="false" fo:text-align="center" style:justify-single-word="false" style:page-number="1"/>
      <style:text-properties fo:font-size="24pt" officeooo:paragraph-rsid="00126edc" style:font-size-asian="24pt" style:font-size-complex="24pt"/>
    </style:style>
    <style:style style:name="P11" style:family="paragraph" style:parent-style-name="Text_20_body">
      <style:text-properties fo:font-weight="normal"/>
    </style:style>
    <style:style style:name="P12"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2"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2"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2"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font-name="Arial2" fo:font-size="11pt" fo:font-style="normal" fo:background-color="transparent" loext:char-shading-value="0"/>
    </style:style>
    <style:style style:name="T6" style:family="text">
      <style:text-properties fo:font-variant="normal" fo:text-transform="none" fo:color="#1155cc"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officeooo:rsid="001b19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ottleneck Bandwidth Estimation in SCION <text:span text:style-name="T7">(Solutions)</text:span></text:p>
      <text:p text:style-name="P3"/>
      <text:p text:style-name="P5"><text:bookmark text:name="docs-internal-guid-00c2750f-7fff-3da1-9528-8de67ac3a7f3"/>Task 1 debugging hints:</text:p>
      <text:p text:style-name="Text_20_body"/>
      <text:list xml:id="list3945168461147366718" text:style-name="L2">
        <text:list-item>
          <text:p text:style-name="P12">It may be helpful to calculate sending bandwidth, for sanity checks.</text:p>
        </text:list-item>
        <text:list-item>
          <text:p text:style-name="P12">After developing the client and server applications, it could help to send packets from a source to itself. Observed bandwidth should be roughly the same as that sent out.</text:p>
        </text:list-item>
        <text:list-item>
          <text:p text:style-name="P12">Start with some assumptions in order to determine reasonable initial parameters. For example, since we must initially send packets at a rate larger than the bottleneck in order to get any type of reasonable results, we should make a rough guess of what this bottleneck may be. Through a quick online search and cross referencing, one could find numbers for common maximum transmission rates and use one of them as a start. Or you could simply assume there is no link greater than 30Mbps, for example, and increase as we see fit based on results. In addition, you can bound computation and execution overheads by some constant, lets say on the order of microseconds. Thus, in order to have more control over fluctuations and this overhead, you could choose an interval several magnitudes larger, like say 1ms. You can use these to solve for packet size. Adjust these parameters in trials as needed. Trial and error as well as limits for things such a packet size could also force a change in ratios.</text:p>
        </text:list-item>
        <text:list-item>
          <text:p text:style-name="P12">It may be helpful to include command-line arguments for packet size, packet number and/or interval in order to make testing more efficient.</text:p>
        </text:list-item>
        <text:list-item>
          <text:p text:style-name="P12">If you do an implementation with everything controlled at the source, it would be important to understand that you most likely need goroutines for both sender and receiver to parallelize execution. This comes with the needs for other things such as synchronization over shared variables, channels for communication, and thinking about timing of when you want certain sections of code to execute.</text:p>
        </text:list-item>
      </text:list>
      <text:p text:style-name="P4"/>
      <text:p text:style-name="P6"><text:bookmark text:name="docs-internal-guid-9aed2ad5-7fff-b401-9480-467380519103"/><text:span text:style-name="T3">- What assumptions are made when implementing the packet pair technique make that could alter the results? </text:span><text:span text:style-name="T5">Hint:</text:span><text:span text:style-name="T4"> </text:span><text:span text:style-name="T1">Think of packet queuing, processing, and potential network errors.</text:span></text:p>
      <text:p text:style-name="Text_20_body"/>
      <text:p text:style-name="P7">Here are a few of these assumptions:</text:p>
      <text:p text:style-name="Text_20_body"><text:line-break/><text:bookmark text:name="docs-internal-guid-33a9beb0-7fff-e591-a53e-48ac6703e7c7"/><text:span text:style-name="T2">1. The two packets queue one right after the other at the bottleneck link and at no later link. This could be violated by other packets queueing between the two packets at the bottleneck link, or packets queueing in front of the first, which could influence received times.</text:span></text:p>
      <text:p text:style-name="Text_20_body"><text:soft-page-break/></text:p>
      <text:p text:style-name="P7">2. The two packets are sent close enough in time that they queue together at the bottleneck link. We assume our estimates for packet size, interval and link rate are reasonable but they may not be in reality due to other transmission overheads.</text:p>
      <text:p text:style-name="Text_20_body"/>
      <text:p text:style-name="P7">3. The bottleneck router uses FIFO-queueing. The router could indeed use something else, such as Weighted Fair Queuing. This may not be that big of a problem because a sender would still know the available bandwidth at the time even though it is not exactly the bottleneck.</text:p>
      <text:p text:style-name="Text_20_body"/>
      <text:p text:style-name="P7">4. No packets will be dropped along the way. With packets being dropped, the difference between sent and observed intervals could measure drastically because whole packets will be missing from the calculation, most likely causing perceived larger received intervals.</text:p>
      <text:p text:style-name="Text_20_body"/>
      <text:p text:style-name="P7">5. All packets sent through the router are processed the same way. In truth, a router on the path may take extra time processing the first packet to determine forwarding direction and other state and then subsequently have this information cached for the others. As a result, the second is processed faster than the first and thus the second “catches up” with the first packet, causing shorter received intervals.</text:p>
      <text:p text:style-name="Text_20_body"><text:line-break/></text:p>
      <text:p text:style-name="Standard"><text:bookmark text:name="docs-internal-guid-34a47031-7fff-2664-648c-5d08395ea2e5"/></text:p>
      <text:p text:style-name="P9">Solution References available at:</text:p>
      <text:p text:style-name="P8"><text:a xlink:type="simple" xlink:href="https://github.com/netsec-ethz/scion-homeworks/tree/master/bottleneck_bw_est" text:style-name="Internet_20_link" text:visited-style-name="Visited_20_Internet_20_Link"><text:span text:style-name="T6">https://github.com/netsec-ethz/scion-homeworks/tree/master/bottleneck_bw_est</text:span></text:a></text:p>
      <text:p text:style-name="P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4">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fo:text-align="end" style:justify-single-word="false"/>
      <style:text-properties fo:font-size="8pt" style:font-size-asian="8pt" style:font-size-complex="8pt"/>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MP2">Created by: Ehimare Okoyom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11-22T13:09:04.788279207</dc:date>
    <meta:editing-duration>PT2H54M55S</meta:editing-duration>
    <meta:editing-cycles>14</meta:editing-cycles>
    <meta:document-statistic meta:table-count="0" meta:image-count="0" meta:object-count="0" meta:page-count="2" meta:paragraph-count="20" meta:word-count="602" meta:character-count="3676" meta:non-whitespace-character-count="3094"/>
  </office:meta>
</office:document-meta>
</file>